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5.851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9">
            <calcext:condition calcext:apply-style-name="Error" calcext:value="duplicate" calcext:base-cell-address="list.B3"/>
          </calcext:conditional-format>
          <calcext:conditional-format calcext:target-range-address="list.C3:list.C24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Default"/>
        <table:table-column table:style-name="co17" table:default-cell-style-name="ce145"/>
        <table:table-column table:style-name="co18" table:default-cell-style-name="ce112"/>
        <table:table-column table:style-name="co19" table:default-cell-style-name="ce112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개발사 이름( 한글 )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14"/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14"/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14"/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14"/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BangsFactory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14"/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14"/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14"/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14"/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14"/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14"/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14"/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14"/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14"/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14"/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14"/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14"/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14"/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14"/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14"/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14"/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14"/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14"/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14"/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14"/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14"/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14"/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14"/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14"/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14"/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14" office:value-type="string" calcext:value-type="string">
            <text:p>디앤드 컴퍼니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office:value-type="string" calcext:value-type="string">
            <text:p>481-09-00***</text:p>
          </table:table-cell>
          <table:table-cell table:style-name="ce109" office:value-type="string" calcext:value-type="string">
            <text:p>정민길</text:p>
          </table:table-cell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14"/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14"/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14"/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14"/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14"/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14"/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51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52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10"/>
        </table:table-row>
        <table:table-row table:style-name="ro1" table:number-rows-repeated="104753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27">
            <calcext:condition calcext:apply-style-name="Error" calcext:value="duplicate" calcext:base-cell-address="developer.A2"/>
          </calcext:conditional-format>
          <calcext:conditional-format calcext:target-range-address="developer.A1:developer.A104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9" table:on-update-keep-styles="true" table:on-update-keep-size="false"/>
        <table:database-range table:name="developer_table" table:target-range-address="developer.A2:developer.I1039" table:on-update-keep-styles="true" table:on-update-keep-size="false"/>
        <table:database-range table:name="game_table" table:target-range-address="list.B228:list.C229" table:on-update-keep-styles="true" table:on-update-keep-size="false"/>
        <table:database-range table:name="publisher_name_list" table:target-range-address="publisher.A2:publisher.A1031" table:on-update-keep-styles="true" table:on-update-keep-size="false"/>
        <table:database-range table:name="__Anonymous_Sheet_DB__0" table:target-range-address="list.B2:list.I24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7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1:55:50.95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7T11:58:42.959000000</dc:date>
    <meta:editing-duration>P1DT23H50M44S</meta:editing-duration>
    <meta:editing-cycles>786</meta:editing-cycles>
    <meta:document-statistic meta:table-count="3" meta:cell-count="240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